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DejaVu Sans Mono" fo:font-size="8pt" officeooo:rsid="0005fa63" officeooo:paragraph-rsid="0005fa63" style:font-size-asian="8pt" style:font-size-complex="8pt"/>
    </style:style>
    <style:style style:name="P2" style:family="paragraph" style:parent-style-name="Heading_20_1">
      <style:text-properties style:font-name="DejaVu Sans Mono" fo:font-size="8pt" style:font-size-asian="8pt" style:font-size-complex="8pt"/>
    </style:style>
    <style:style style:name="P3" style:family="paragraph" style:parent-style-name="Heading_20_2">
      <style:text-properties style:font-name="DejaVu Sans Mono" fo:font-size="8pt" style:font-size-asian="8pt" style:font-size-complex="8pt"/>
    </style:style>
    <style:style style:name="P4" style:family="paragraph" style:parent-style-name="Heading_20_3">
      <style:text-properties style:font-name="DejaVu Sans Mono" fo:font-size="8pt" style:font-size-asian="8pt" style:font-size-complex="8pt"/>
    </style:style>
    <style:style style:name="P5" style:family="paragraph" style:parent-style-name="Heading_20_3">
      <style:text-properties officeooo:paragraph-rsid="0005fa63"/>
    </style:style>
    <style:style style:name="P6" style:family="paragraph" style:parent-style-name="Heading_20_3">
      <style:text-properties fo:font-size="8pt" officeooo:paragraph-rsid="0005fa63" style:font-size-asian="8pt" style:font-size-complex="8pt"/>
    </style:style>
    <style:style style:name="P7" style:family="paragraph" style:parent-style-name="Text_20_body" style:list-style-name="L3"/>
    <style:style style:name="P8" style:family="paragraph" style:parent-style-name="Text_20_body">
      <style:text-properties style:font-name="DejaVu Sans Mono" fo:font-size="8pt" style:font-size-asian="8pt" style:font-size-complex="8pt"/>
    </style:style>
    <style:style style:name="P9" style:family="paragraph" style:parent-style-name="Text_20_body">
      <style:text-properties officeooo:paragraph-rsid="0005fa63"/>
    </style:style>
    <style:style style:name="P10" style:family="paragraph" style:parent-style-name="Text_20_body">
      <style:text-properties fo:font-size="8pt" officeooo:paragraph-rsid="0005fa63" style:font-size-asian="8pt" style:font-size-complex="8pt"/>
    </style:style>
    <style:style style:name="T1" style:family="text">
      <style:text-properties style:font-name="DejaVu Sans Mono"/>
    </style:style>
    <style:style style:name="T2" style:family="text">
      <style:text-properties style:font-name="DejaVu Sans Mono" fo:font-size="9pt" style:font-size-asian="9pt" style:font-size-complex="9pt"/>
    </style:style>
    <style:style style:name="T3" style:family="text">
      <style:text-properties style:font-name="DejaVu Sans Mono" fo:font-size="9pt" officeooo:rsid="0005fa63" style:font-size-asian="9pt" style:font-size-complex="9pt"/>
    </style:style>
    <style:style style:name="T4" style:family="text">
      <style:text-properties style:font-name="DejaVu Sans Mono" officeooo:rsid="0005fa63"/>
    </style:style>
    <style:style style:name="T5" style:family="text">
      <style:text-properties style:font-name="DejaVu Sans Mono" fo:font-size="6pt" style:font-size-asian="6pt" style:font-size-complex="6pt"/>
    </style:style>
    <style:style style:name="T6" style:family="text">
      <style:text-properties style:font-name="DejaVu Sans Mono" fo:font-size="6pt" officeooo:rsid="0005fa63" style:font-size-asian="6pt" style:font-size-complex="6pt"/>
    </style:style>
    <style:style style:name="T7" style:family="text">
      <style:text-properties style:font-name="DejaVu Sans Mono" fo:font-size="8pt" style:font-size-asian="8pt" style:font-size-complex="8pt"/>
    </style:style>
    <style:style style:name="T8" style:family="text">
      <style:text-properties style:font-name="DejaVu Sans Mono" fo:font-size="8pt" officeooo:rsid="0005fa63" style:font-size-asian="8pt" style:font-size-complex="8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DRIEN VERGNE 21210014</text:h>
      <text:h text:style-name="P2" text:outline-level="1">Rapport </text:h>
      <text:p text:style-name="Text_20_body"><text:span text:style-name="T7">Ce rapport présente une analyse linguistique menée sur des textes de DAUDET et MAUPASSANT, en utilisant différentes méthodes de tokenisation et d'analyse morphosyntaxique. L'objectif est d'observer les différences entre la tokenisation native Python (</text:span><text:span text:style-name="Source_20_Text"><text:span text:style-name="T7">split()</text:span></text:span><text:span text:style-name="T7">) et la tokenisation avancée de spaCy, en examinant la loi de Zipf, la distribution des longueurs de tokens, les lemmes les plus fréquents et les catégories grammaticales les plus courantes.</text:span></text:p>
      <text:h text:style-name="P3" text:outline-level="2">Méthodologie</text:h>
      <text:p text:style-name="P10"><text:span text:style-name="T1">Deux corpus ont été traités :</text:span></text:p>
      <text:p text:style-name="P9"><text:span text:style-name="Strong_20_Emphasis"><text:span text:style-name="T7">DAUDET</text:span></text:span><text:span text:style-name="T7"> : "Le Petit Chose" </text:span></text:p>
      <text:p text:style-name="P9"><text:span text:style-name="Strong_20_Emphasis"><text:span text:style-name="T7">MAUPASSANT</text:span></text:span><text:span text:style-name="T7"> : "Une Vie" </text:span></text:p>
      <text:p text:style-name="P10"><text:span text:style-name="T1"/></text:p>
      <text:p text:style-name="P10"><text:span text:style-name="T1">Les analyses ont été effectuées sur deux versions de chaque texte :</text:span></text:p>
      <text:p text:style-name="P9"><text:span text:style-name="T7">Une version de référence (</text:span><text:span text:style-name="Source_20_Text"><text:span text:style-name="T7">_ref</text:span></text:span><text:span text:style-name="T7">) </text:span></text:p>
      <text:p text:style-name="P9"><text:span text:style-name="T7">Une version issue de l'OCR (</text:span><text:span text:style-name="Source_20_Text"><text:span text:style-name="T7">Kraken-base</text:span></text:span><text:span text:style-name="T7">) </text:span></text:p>
      <text:p text:style-name="P8"/>
      <text:p text:style-name="P8">Les analyses suivantes ont été réalisées :</text:p>
      <text:list text:style-name="L3">
        <text:list-item>
          <text:p text:style-name="P7"><text:span text:style-name="Strong_20_Emphasis"><text:span text:style-name="T7">Tokenisation</text:span></text:span><text:span text:style-name="T7"> avec </text:span><text:span text:style-name="Source_20_Text"><text:span text:style-name="T7">split()</text:span></text:span><text:span text:style-name="T7"> et spaCy </text:span></text:p>
        </text:list-item>
        <text:list-item>
          <text:p text:style-name="P7"><text:span text:style-name="Strong_20_Emphasis"><text:span text:style-name="T7">Lemmatisation</text:span></text:span><text:span text:style-name="T7"> des formes lexicales </text:span></text:p>
        </text:list-item>
        <text:list-item>
          <text:p text:style-name="P7"><text:span text:style-name="Strong_20_Emphasis"><text:span text:style-name="T7">Analyse morphosyntaxique</text:span></text:span><text:span text:style-name="T7"> (POS tagging) </text:span></text:p>
        </text:list-item>
        <text:list-item>
          <text:p text:style-name="P7"><text:span text:style-name="Strong_20_Emphasis"><text:span text:style-name="T7">Distribution des longueurs de tokens</text:span></text:span><text:span text:style-name="T7"> </text:span></text:p>
        </text:list-item>
        <text:list-item>
          <text:p text:style-name="P7"><text:span text:style-name="Strong_20_Emphasis"><text:span text:style-name="T7">Vérification de la loi de Zipf</text:span></text:span><text:span text:style-name="T7"> </text:span></text:p>
        </text:list-item>
        <text:list-item>
          <text:p text:style-name="P7"><text:span text:style-name="Strong_20_Emphasis"><text:span text:style-name="T7">Comparaison du nombre de caractères et de tokens entre les versions</text:span></text:span><text:span text:style-name="T7"> </text:span></text:p>
        </text:list-item>
      </text:list>
      <text:h text:style-name="P3" text:outline-level="2">Résultats et Analyses</text:h>
      <text:h text:style-name="P4" text:outline-level="3">Loi de Zipf</text:h>
      <text:p text:style-name="P10"><text:span text:style-name="T1">Les courbes de la loi de Zipf montrent une distribution caractéristique où la fréquence des mots suit une décroissance exponentielle en fonction du rang.</text:span></text:p>
      <text:p text:style-name="P9"><text:span text:style-name="Strong_20_Emphasis"><text:span text:style-name="T7">DAUDET</text:span></text:span><text:span text:style-name="T7"> : La tokenisation spaCy produit une courbe plus lissée et proche de la loi de Zipf idéale, tandis que </text:span><text:span text:style-name="Source_20_Text"><text:span text:style-name="T7">split()</text:span></text:span><text:span text:style-name="T7"> génère plus de fluctuations, notamment dans les mots les plus rares. </text:span></text:p>
      <text:p text:style-name="P9"><text:span text:style-name="Strong_20_Emphasis"><text:span text:style-name="T7">MAUPASSANT</text:span></text:span><text:span text:style-name="T7"> : Même observation, avec spaCy qui offre une meilleure capture des formes lexicales complexes. </text:span></text:p>
      <text:p text:style-name="P9"><text:span text:style-name="T7">La comparaison entre les versions </text:span><text:span text:style-name="Source_20_Text"><text:span text:style-name="T7">_ref</text:span></text:span><text:span text:style-name="T7"> et </text:span><text:span text:style-name="Source_20_Text"><text:span text:style-name="T7">Kraken-base</text:span></text:span><text:span text:style-name="T7"> indique que l'OCR introduit peu de bruit sur les mots les plus fréquents, mais plus de variations sur les mots peu fréquents. </text:span></text:p>
      <text:h text:style-name="P4" text:outline-level="3">Distribution des longueurs de tokens</text:h>
      <text:p text:style-name="P10"><text:span text:style-name="T1">Les histogrammes montrent une distribution classique :</text:span></text:p>
      <text:p text:style-name="P9"><text:span text:style-name="T7">La majorité des tokens ont une longueur de </text:span><text:span text:style-name="Strong_20_Emphasis"><text:span text:style-name="T7">2 à 6 caractères</text:span></text:span><text:span text:style-name="T7">, avec un pic autour de </text:span><text:span text:style-name="Strong_20_Emphasis"><text:span text:style-name="T7">3-4 caractères</text:span></text:span><text:span text:style-name="T7">. </text:span></text:p>
      <text:p text:style-name="P9"><text:span text:style-name="T7">Les versions </text:span><text:span text:style-name="Source_20_Text"><text:span text:style-name="T7">_ref</text:span></text:span><text:span text:style-name="T7"> et </text:span><text:span text:style-name="Source_20_Text"><text:span text:style-name="T7">Kraken-base</text:span></text:span><text:span text:style-name="T7"> suivent des distributions similaires, bien que </text:span><text:span text:style-name="Source_20_Text"><text:span text:style-name="T7">Kraken-base</text:span></text:span><text:span text:style-name="T7"> contienne un léger bruit dû aux erreurs OCR. </text:span></text:p>
      <text:p text:style-name="P10"><text:span text:style-name="T1">Dans les deux corpus, spaCy segmente parfois mieux les contractions et les mots composés, produisant une répartition plus homogène. </text:span></text:p>
      <text:h text:style-name="P4" text:outline-level="3"><text:soft-page-break/>Analyse des lemmes les plus fréquents</text:h>
      <text:p text:style-name="P10"><text:span text:style-name="T1">Les 10 lemmes les plus fréquents sont :</text:span></text:p>
      <text:p text:style-name="P9"><text:span text:style-name="Strong_20_Emphasis"><text:span text:style-name="T7">DAUDET (</text:span></text:span><text:span text:style-name="Strong_20_Emphasis"><text:span text:style-name="Source_20_Text"><text:span text:style-name="T7">Kraken-base</text:span></text:span></text:span><text:span text:style-name="Strong_20_Emphasis"><text:span text:style-name="T7">)</text:span></text:span><text:span text:style-name="T7"> : </text:span><text:span text:style-name="Source_20_Text"><text:span text:style-name="T7">le</text:span></text:span><text:span text:style-name="T7">, </text:span><text:span text:style-name="Source_20_Text"><text:span text:style-name="T7">de</text:span></text:span><text:span text:style-name="T7">, </text:span><text:span text:style-name="Source_20_Text"><text:span text:style-name="T7">avoir</text:span></text:span><text:span text:style-name="T7">, </text:span><text:span text:style-name="Source_20_Text"><text:span text:style-name="T7">un</text:span></text:span><text:span text:style-name="T7">, </text:span><text:span text:style-name="Source_20_Text"><text:span text:style-name="T7">je</text:span></text:span><text:span text:style-name="T7">, </text:span><text:span text:style-name="Source_20_Text"><text:span text:style-name="T7">et</text:span></text:span><text:span text:style-name="T7">, </text:span><text:span text:style-name="Source_20_Text"><text:span text:style-name="T7">ce</text:span></text:span><text:span text:style-name="T7">, </text:span><text:span text:style-name="Source_20_Text"><text:span text:style-name="T7">que</text:span></text:span><text:span text:style-name="T7">, </text:span><text:span text:style-name="Source_20_Text"><text:span text:style-name="T7">il</text:span></text:span><text:span text:style-name="T7">. </text:span></text:p>
      <text:p text:style-name="P9"><text:span text:style-name="Strong_20_Emphasis"><text:span text:style-name="T7">DAUDET (</text:span></text:span><text:span text:style-name="Strong_20_Emphasis"><text:span text:style-name="T8">r</text:span></text:span><text:span text:style-name="Strong_20_Emphasis"><text:span text:style-name="Source_20_Text"><text:span text:style-name="T7">ef</text:span></text:span></text:span><text:span text:style-name="Strong_20_Emphasis"><text:span text:style-name="T7">)</text:span></text:span><text:span text:style-name="T7"> : </text:span><text:span text:style-name="Source_20_Text"><text:span text:style-name="T7">le</text:span></text:span><text:span text:style-name="T7">, </text:span><text:span text:style-name="Source_20_Text"><text:span text:style-name="T7">de</text:span></text:span><text:span text:style-name="T7">, </text:span><text:span text:style-name="Source_20_Text"><text:span text:style-name="T7">un</text:span></text:span><text:span text:style-name="T7">, </text:span><text:span text:style-name="Source_20_Text"><text:span text:style-name="T7">je</text:span></text:span><text:span text:style-name="T7">, </text:span><text:span text:style-name="Source_20_Text"><text:span text:style-name="T7">être</text:span></text:span><text:span text:style-name="T7">, </text:span><text:span text:style-name="Source_20_Text"><text:span text:style-name="T7">à</text:span></text:span><text:span text:style-name="T7">, </text:span><text:span text:style-name="Source_20_Text"><text:span text:style-name="T7">et</text:span></text:span><text:span text:style-name="T7">, </text:span><text:span text:style-name="Source_20_Text"><text:span text:style-name="T7">ce</text:span></text:span><text:span text:style-name="T7">, </text:span><text:span text:style-name="Source_20_Text"><text:span text:style-name="T7">que</text:span></text:span><text:span text:style-name="T7">. </text:span></text:p>
      <text:p text:style-name="P9"><text:span text:style-name="Strong_20_Emphasis"><text:span text:style-name="T7">MAUPASSANT (</text:span></text:span><text:span text:style-name="Strong_20_Emphasis"><text:span text:style-name="Source_20_Text"><text:span text:style-name="T7">Kraken-base</text:span></text:span></text:span><text:span text:style-name="Strong_20_Emphasis"><text:span text:style-name="T7">)</text:span></text:span><text:span text:style-name="T7"> : </text:span><text:span text:style-name="Source_20_Text"><text:span text:style-name="T7">le</text:span></text:span><text:span text:style-name="T7">, </text:span><text:span text:style-name="Source_20_Text"><text:span text:style-name="T7">de</text:span></text:span><text:span text:style-name="T7">, </text:span><text:span text:style-name="Source_20_Text"><text:span text:style-name="T7">un</text:span></text:span><text:span text:style-name="T7">, </text:span><text:span text:style-name="Source_20_Text"><text:span text:style-name="T7">et</text:span></text:span><text:span text:style-name="T7">, </text:span><text:span text:style-name="Source_20_Text"><text:span text:style-name="T7">lui</text:span></text:span><text:span text:style-name="T7">, </text:span><text:span text:style-name="Source_20_Text"><text:span text:style-name="T7">avoir</text:span></text:span><text:span text:style-name="T7">, </text:span><text:span text:style-name="Source_20_Text"><text:span text:style-name="T7">son</text:span></text:span><text:span text:style-name="T7">, </text:span><text:span text:style-name="Source_20_Text"><text:span text:style-name="T7">se</text:span></text:span><text:span text:style-name="T7">, </text:span><text:span text:style-name="Source_20_Text"><text:span text:style-name="T7">il</text:span></text:span><text:span text:style-name="T7">. </text:span></text:p>
      <text:p text:style-name="P9"><text:span text:style-name="Strong_20_Emphasis"><text:span text:style-name="T7">MAUPASSANT (</text:span></text:span><text:span text:style-name="Strong_20_Emphasis"><text:span text:style-name="Source_20_Text"><text:span text:style-name="T7">ref</text:span></text:span></text:span><text:span text:style-name="Strong_20_Emphasis"><text:span text:style-name="T7">)</text:span></text:span><text:span text:style-name="T7"> : </text:span><text:span text:style-name="Source_20_Text"><text:span text:style-name="T7">le</text:span></text:span><text:span text:style-name="T7">, </text:span><text:span text:style-name="Source_20_Text"><text:span text:style-name="T7">de</text:span></text:span><text:span text:style-name="T7">, </text:span><text:span text:style-name="Source_20_Text"><text:span text:style-name="T7">un</text:span></text:span><text:span text:style-name="T7">, </text:span><text:span text:style-name="Source_20_Text"><text:span text:style-name="T7">et</text:span></text:span><text:span text:style-name="T7">, </text:span><text:span text:style-name="Source_20_Text"><text:span text:style-name="T7">lui</text:span></text:span><text:span text:style-name="T7">, </text:span><text:span text:style-name="Source_20_Text"><text:span text:style-name="T7">son</text:span></text:span><text:span text:style-name="T7">, </text:span><text:span text:style-name="Source_20_Text"><text:span text:style-name="T7">à</text:span></text:span><text:span text:style-name="T7">, </text:span><text:span text:style-name="Source_20_Text"><text:span text:style-name="T7">se</text:span></text:span><text:span text:style-name="T7">, </text:span><text:span text:style-name="Source_20_Text"><text:span text:style-name="T7">il</text:span></text:span><text:span text:style-name="T7">. </text:span></text:p>
      <text:p text:style-name="Text_20_body"><text:span text:style-name="T7">On remarque des différences minimes entre </text:span><text:span text:style-name="Source_20_Text"><text:span text:style-name="T7">_ref</text:span></text:span><text:span text:style-name="T7"> et </text:span><text:span text:style-name="Source_20_Text"><text:span text:style-name="T7">Kraken-base</text:span></text:span><text:span text:style-name="T7">, montrant que l'OCR conserve globalement la structure lexicale des textes.</text:span></text:p>
      <text:h text:style-name="P4" text:outline-level="3">Analyse morphosyntaxique (POS Tagging)</text:h>
      <text:p text:style-name="P10"><text:span text:style-name="T1">Les classes grammaticales les plus fréquentes sont :</text:span></text:p>
      <text:p text:style-name="P9"><text:span text:style-name="Strong_20_Emphasis"><text:span text:style-name="T7">DAUDET (</text:span></text:span><text:span text:style-name="Strong_20_Emphasis"><text:span text:style-name="Source_20_Text"><text:span text:style-name="T7">Kraken-base</text:span></text:span></text:span><text:span text:style-name="Strong_20_Emphasis"><text:span text:style-name="T7">)</text:span></text:span><text:span text:style-name="T7"> : NOUN (18 000), DET (12 000), PRON (11 500), VERB (11 000), ADP (10 500). </text:span></text:p>
      <text:p text:style-name="P9"><text:span text:style-name="Strong_20_Emphasis"><text:span text:style-name="T7">DAUDET (</text:span></text:span><text:span text:style-name="Strong_20_Emphasis"><text:span text:style-name="Source_20_Text"><text:span text:style-name="T7">ref</text:span></text:span></text:span><text:span text:style-name="Strong_20_Emphasis"><text:span text:style-name="T7">)</text:span></text:span><text:span text:style-name="T7"> : NOUN (17 500), ADP (12 500), PRON (12 000), DET (11 500), VERB (11 000). </text:span></text:p>
      <text:p text:style-name="P9"><text:span text:style-name="Strong_20_Emphasis"><text:span text:style-name="T7">MAUPASSANT (</text:span></text:span><text:span text:style-name="Strong_20_Emphasis"><text:span text:style-name="Source_20_Text"><text:span text:style-name="T7">Kraken-base</text:span></text:span></text:span><text:span text:style-name="Strong_20_Emphasis"><text:span text:style-name="T7">)</text:span></text:span><text:span text:style-name="T7"> : NOUN (16 000), SPACE (12 000), VERB (10 500), DET (9 500), PRON (9 500). </text:span></text:p>
      <text:p text:style-name="P9"><text:span text:style-name="Strong_20_Emphasis"><text:span text:style-name="T7">MAUPASSANT (</text:span></text:span><text:span text:style-name="Strong_20_Emphasis"><text:span text:style-name="Source_20_Text"><text:span text:style-name="T7">ref</text:span></text:span></text:span><text:span text:style-name="Strong_20_Emphasis"><text:span text:style-name="T7">)</text:span></text:span><text:span text:style-name="T7"> : NOUN (15 800), DET (11 000), ADP (10 500), VERB (10 200), PRON (9 800). </text:span></text:p>
      <text:p text:style-name="Text_20_body"><text:span text:style-name="T7">L'analyse POS montre une cohérence générale entre </text:span><text:span text:style-name="Source_20_Text"><text:span text:style-name="T7">_ref</text:span></text:span><text:span text:style-name="T7"> et </text:span><text:span text:style-name="Source_20_Text"><text:span text:style-name="T7">Kraken-base</text:span></text:span><text:span text:style-name="T7">, bien que la version OCR contienne des légères variations sur les adjectifs et les espaces mal détectés.</text:span></text:p>
      <text:h text:style-name="P6" text:outline-level="3"><text:span text:style-name="T1">Nombre de caractères et de tokens</text:span></text:h>
      <text:h text:style-name="P5" text:outline-level="3"><text:span text:style-name="Strong_20_Emphasis"><text:span text:style-name="T7">DAUDET</text:span></text:span><text:span text:style-name="T7"> : </text:span><text:span text:style-name="Source_20_Text"><text:span text:style-name="T7">ref</text:span></text:span><text:span text:style-name="T7"> contient environ </text:span><text:span text:style-name="Strong_20_Emphasis"><text:span text:style-name="T7">490 000 caractères</text:span></text:span><text:span text:style-name="T7">, </text:span><text:span text:style-name="Source_20_Text"><text:span text:style-name="T7">Kraken-base</text:span></text:span><text:span text:style-name="T7"> </text:span><text:span text:style-name="Strong_20_Emphasis"><text:span text:style-name="T7">485 000 caractères</text:span></text:span><text:span text:style-name="T7">. </text:span></text:h>
      <text:h text:style-name="P5" text:outline-level="3"><text:span text:style-name="Strong_20_Emphasis"><text:span text:style-name="T7">MAUPASSANT</text:span></text:span><text:span text:style-name="T7"> : </text:span><text:span text:style-name="Source_20_Text"><text:span text:style-name="T7">ref</text:span></text:span><text:span text:style-name="T7"> </text:span><text:span text:style-name="Strong_20_Emphasis"><text:span text:style-name="T7">450 000 caractères</text:span></text:span><text:span text:style-name="T7">, </text:span><text:span text:style-name="Source_20_Text"><text:span text:style-name="T7">Kraken-base</text:span></text:span><text:span text:style-name="T7"> </text:span><text:span text:style-name="Strong_20_Emphasis"><text:span text:style-name="T7">445 000 caractères</text:span></text:span><text:span text:style-name="T7">. </text:span></text:h>
      <text:h text:style-name="P6" text:outline-level="3"><text:span text:style-name="T1"/></text:h>
      <text:h text:style-name="P6" text:outline-level="3"><text:span text:style-name="T1">Nombre de tokens : </text:span></text:h>
      <text:h text:style-name="P5" text:outline-level="3"><text:span text:style-name="Strong_20_Emphasis"><text:span text:style-name="T7">DAUDET</text:span></text:span><text:span text:style-name="T7"> : </text:span><text:span text:style-name="Source_20_Text"><text:span text:style-name="T7">ref</text:span></text:span><text:span text:style-name="T7"> (</text:span><text:span text:style-name="Strong_20_Emphasis"><text:span text:style-name="T7">107 000 tokens</text:span></text:span><text:span text:style-name="T7">), </text:span><text:span text:style-name="Source_20_Text"><text:span text:style-name="T7">Kraken-base</text:span></text:span><text:span text:style-name="T7"> (</text:span><text:span text:style-name="Strong_20_Emphasis"><text:span text:style-name="T7">115 000 tokens</text:span></text:span><text:span text:style-name="T7">). </text:span></text:h>
      <text:h text:style-name="P5" text:outline-level="3"><text:span text:style-name="Strong_20_Emphasis"><text:span text:style-name="T7">MAUPASSANT</text:span></text:span><text:span text:style-name="T7"> : </text:span><text:span text:style-name="Source_20_Text"><text:span text:style-name="T7">ref</text:span></text:span><text:span text:style-name="T7"> (</text:span><text:span text:style-name="Strong_20_Emphasis"><text:span text:style-name="T7">93 000 tokens</text:span></text:span><text:span text:style-name="T7">), </text:span><text:span text:style-name="Source_20_Text"><text:span text:style-name="T7">Kraken-base</text:span></text:span><text:span text:style-name="T7"> (</text:span><text:span text:style-name="Strong_20_Emphasis"><text:span text:style-name="T7">100 000 tokens</text:span></text:span><text:span text:style-name="T7">). </text:span></text:h>
      <text:p text:style-name="P8"/>
      <text:p text:style-name="P8">Les fichiers OCR tendent à produire légèrement plus de tokens, probablement en raison d’une segmentation plus fine par rapport aux versions de référence.</text:p>
      <text:h text:style-name="P3" text:outline-level="2">Conclusion</text:h>
      <text:p text:style-name="P10"><text:span text:style-name="T1">L’analyse a mis en évidence plusieurs points :</text:span></text:p>
      <text:p text:style-name="P9"><text:span text:style-name="Strong_20_Emphasis"><text:span text:style-name="T7">La tokenisation spaCy est plus précise</text:span></text:span><text:span text:style-name="T7"> que </text:span><text:span text:style-name="Source_20_Text"><text:span text:style-name="T7">split()</text:span></text:span><text:span text:style-name="T7">, notamment pour la segmentation des contractions et des mots complexes. </text:span></text:p>
      <text:p text:style-name="P9"><text:span text:style-name="Strong_20_Emphasis"><text:span text:style-name="T7">L’OCR conserve une structure lexicale et syntaxique stable</text:span></text:span><text:span text:style-name="T7">, bien que de légères différences apparaissent dans les lemmes rares et la segmentation des tokens. </text:span></text:p>
      <text:p text:style-name="P9"><text:span text:style-name="Strong_20_Emphasis"><text:span text:style-name="T7">La loi de Zipf est bien respectée</text:span></text:span><text:span text:style-name="T7">, validant la cohérence des données linguistiques. </text:span></text:p>
      <text:p text:style-name="P9"><text:span text:style-name="Strong_20_Emphasis"><text:span text:style-name="T7">Les POS les plus fréquents sont stables</text:span></text:span><text:span text:style-name="T7">, confirmant une bonne analyse morphosyntaxique malgré des variations mineures dues à l’OCR.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6T21:23:09.777307123</meta:creation-date>
    <dc:date>2025-02-16T21:27:20.200001812</dc:date>
    <meta:editing-duration>PT4M11S</meta:editing-duration>
    <meta:editing-cycles>1</meta:editing-cycles>
    <meta:document-statistic meta:table-count="0" meta:image-count="0" meta:object-count="0" meta:page-count="2" meta:paragraph-count="55" meta:word-count="681" meta:character-count="4247" meta:non-whitespace-character-count="3593"/>
    <meta:generator>LibreOffice/24.2.7.2$Linux_X86_64 LibreOffice_project/420$Build-2</meta:generator>
  </office:meta>
</office:document-meta>
</file>